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style>
    <style:style style:name="T2" style:family="text">
      <style:text-properties style:text-position="33% 80%" fo:font-style="itali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4">APPLICATIONS OF HUFFMAN CODING</text:span></text:p>
      <text:p text:style-name="Text_20_body"><text:a xlink:type="simple" xlink:href="http://en.wikipedia.org/wiki/Arithmetic_coding">Arithmetic coding</text:a> can be viewed as a generalization of Huffman coding, in the sense that they produce the same output when every symbol has a probability of the form 1/2<text:span text:style-name="T2">k</text:span>; in particular it tends to offer significantly better compression for small alphabet sizes. Huffman coding nevertheless remains in wide use because of its simplicity and high speed. Intuitively, arithmetic coding can offer better compression than Huffman coding because its "code words" can have effectively non-integer bit lengths, whereas code words in Huffman coding can only have an integer number of bits. Therefore, there is an inefficiency in Huffman coding where a code word of length <text:span text:style-name="T1">k</text:span> only optimally matches a symbol of probability 1/2<text:span text:style-name="T2">k</text:span> and other probabilities are not represented as optimally; whereas the code word length in arithmetic coding can be made to exactly match the true probability of the symbol.</text:p>
      <text:p text:style-name="Text_20_body">Huffman coding today is often used as a "back-end" to some other compression methods. <text:a xlink:type="simple" xlink:href="http://en.wikipedia.org/wiki/DEFLATE_%28algorithm%29">DEFLATE</text:a> (<text:a xlink:type="simple" xlink:href="http://en.wikipedia.org/wiki/PKZIP">PKZIP</text:a>'s algorithm) and multimedia <text:a xlink:type="simple" xlink:href="http://en.wikipedia.org/wiki/Codec">codecs</text:a> such as <text:a xlink:type="simple" xlink:href="http://en.wikipedia.org/wiki/JPEG">JPEG</text:a> and <text:a xlink:type="simple" xlink:href="http://en.wikipedia.org/wiki/MP3">MP3</text:a> have a front-end model and <text:a xlink:type="simple" xlink:href="http://en.wikipedia.org/wiki/Quantization_%28signal_processing%29">quantization</text:a> followed by Huffman coding (or variable-length prefix-free codes with a similar structure, although perhaps not necessarily designed by using Huffman's algorithm</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1-23T19:18:45</meta:creation-date>
    <dc:date>2013-01-25T12:59:40</dc:date>
    <dc:creator>Tejas </dc:creator>
    <meta:editing-duration>PT00H00M53S</meta:editing-duration>
    <meta:editing-cycles>3</meta:editing-cycles>
    <meta:generator>OpenOffice.org/3.2$Linux OpenOffice.org_project/320m12$Build-9483</meta:generator>
    <meta:document-statistic meta:table-count="0" meta:image-count="0" meta:object-count="0" meta:page-count="1" meta:paragraph-count="3" meta:word-count="198" meta:character-count="1278"/>
  </office:meta>
</office:document-meta>
</file>